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010" officeooo:paragraph-rsid="00174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 World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31:38.679492293</meta:creation-date>
    <dc:date>2019-03-15T13:32:49.835605364</dc:date>
    <meta:editing-duration>PT1M12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1.6.2$Linux_X86_64 LibreOffice_project/10m0$Build-2</meta:generator>
  </office:meta>
</office:document-meta>
</file>